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34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#instance</text:p>
          </table:table-cell>
          <table:table-cell office:value-type="string">
            <text:p>greedy</text:p>
          </table:table-cell>
          <table:table-cell office:value-type="string">
            <text:p>brute_force</text:p>
          </table:table-cell>
          <table:table-cell/>
        </table:table-row>
        <table:table-row table:style-name="ro1">
          <table:table-cell office:value-type="string">
            <text:p>trial/basic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rial/instance_10_20_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1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trial/instance_10_20_100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string">
            <text:p>trial/instance_10_20_11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12</text:p>
          </table:table-cell>
          <table:table-cell table:number-columns-repeated="2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trial/instance_10_20_13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trial/instance_10_20_1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rial/instance_10_20_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trial/instance_10_20_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trial/instance_10_20_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trial/instance_10_20_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19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trial/instance_10_20_2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trial/instance_10_20_2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trial/instance_10_20_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trial/instance_10_20_2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trial/instance_10_20_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trial/instance_10_20_2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trial/instance_10_20_2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trial/instance_10_20_2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rial/instance_10_20_2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trial/instance_10_20_2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rial/instance_10_20_2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trial/instance_10_20_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trial/instance_10_20_3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trial/instance_10_20_3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trial/instance_10_20_3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trial/instance_10_20_3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trial/instance_10_20_34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trial/instance_10_20_35</text:p>
          </table:table-cell>
          <table:table-cell table:number-columns-repeated="2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trial/instance_10_20_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trial/instance_10_20_3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trial/instance_10_20_38</text:p>
          </table:table-cell>
          <table:table-cell table:number-columns-repeated="2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trial/instance_10_20_3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rial/instance_10_20_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trial/instance_10_20_4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trial/instance_10_20_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trial/instance_10_20_43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trial/instance_10_20_4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trial/instance_10_20_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trial/instance_10_20_4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trial/instance_10_20_47</text:p>
          </table:table-cell>
          <table:table-cell table:number-columns-repeated="2"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trial/instance_10_20_48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rial/instance_10_20_4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trial/instance_10_20_5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rial/instance_10_20_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trial/instance_10_20_5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trial/instance_10_20_52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trial/instance_10_20_53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trial/instance_10_20_54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rial/instance_10_20_55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trial/instance_10_20_56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trial/instance_10_20_57</text:p>
          </table:table-cell>
          <table:table-cell table:number-columns-repeated="2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trial/instance_10_20_58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trial/instance_10_20_5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trial/instance_10_20_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60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trial/instance_10_20_61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trial/instance_10_20_62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trial/instance_10_20_63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trial/instance_10_20_64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trial/instance_10_20_65</text:p>
          </table:table-cell>
          <table:table-cell table:number-columns-repeated="2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trial/instance_10_20_66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trial/instance_10_20_6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trial/instance_10_20_6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trial/instance_10_20_6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trial/instance_10_20_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70</text:p>
          </table:table-cell>
          <table:table-cell table:number-columns-repeated="2"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trial/instance_10_20_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trial/instance_10_20_72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trial/instance_10_20_73</text:p>
          </table:table-cell>
          <table:table-cell table:number-columns-repeated="2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trial/instance_10_20_74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trial/instance_10_20_75</text:p>
          </table:table-cell>
          <table:table-cell table:number-columns-repeated="2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trial/instance_10_20_76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trial/instance_10_20_77</text:p>
          </table:table-cell>
          <table:table-cell table:number-columns-repeated="2"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trial/instance_10_20_78</text:p>
          </table:table-cell>
          <table:table-cell table:number-columns-repeated="2" office:value-type="float" office:value="108">
            <text:p>108</text:p>
          </table:table-cell>
          <table:table-cell/>
        </table:table-row>
        <table:table-row table:style-name="ro1">
          <table:table-cell office:value-type="string">
            <text:p>trial/instance_10_20_79</text:p>
          </table:table-cell>
          <table:table-cell table:number-columns-repeated="2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trial/instance_10_20_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trial/instance_10_20_8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trial/instance_10_20_81</text:p>
          </table:table-cell>
          <table:table-cell table:number-columns-repeated="2"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trial/instance_10_20_8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string">
            <text:p>trial/instance_10_20_83</text:p>
          </table:table-cell>
          <table:table-cell table:number-columns-repeated="2" office:value-type="float" office:value="91">
            <text:p>91</text:p>
          </table:table-cell>
          <table:table-cell>
            <draw:frame table:end-cell-address="Sheet1.L115" table:end-x="0.1764in" table:end-y="0.074in" draw:z-index="0" draw:style-name="gr1" svg:width="6.6827in" svg:height="5.3685in" svg:x="0.6059in" svg:y="0.0398in">
              <draw:object draw:notify-on-update-of-ranges="Sheet1.B1:Sheet1.B1 Sheet1.B2:Sheet1.B101 Sheet1.C1:Sheet1.C1 Sheet1.C2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rial/instance_10_20_8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trial/instance_10_20_85</text:p>
          </table:table-cell>
          <table:table-cell table:number-columns-repeated="2"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trial/instance_10_20_8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trial/instance_10_20_87</text:p>
          </table:table-cell>
          <table:table-cell table:number-columns-repeated="2" office:value-type="float" office:value="97">
            <text:p>97</text:p>
          </table:table-cell>
          <table:table-cell/>
        </table:table-row>
        <table:table-row table:style-name="ro1">
          <table:table-cell office:value-type="string">
            <text:p>trial/instance_10_20_88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trial/instance_10_20_89</text:p>
          </table:table-cell>
          <table:table-cell table:number-columns-repeated="2" office:value-type="float" office:value="91">
            <text:p>91</text:p>
          </table:table-cell>
          <table:table-cell/>
        </table:table-row>
        <table:table-row table:style-name="ro1">
          <table:table-cell office:value-type="string">
            <text:p>trial/instance_10_20_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trial/instance_10_20_90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string">
            <text:p>trial/instance_10_20_91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trial/instance_10_20_9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string">
            <text:p>trial/instance_10_20_93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trial/instance_10_20_94</text:p>
          </table:table-cell>
          <table:table-cell table:number-columns-repeated="2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trial/instance_10_20_9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trial/instance_10_20_96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string">
            <text:p>trial/instance_10_20_97</text:p>
          </table:table-cell>
          <table:table-cell table:number-columns-repeated="2"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trial/instance_10_20_98</text:p>
          </table:table-cell>
          <table:table-cell table:number-columns-repeated="2"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trial/instance_10_20_99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C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10/25/2010</text:date>, <text:time>20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25T03:14:52</meta:creation-date>
    <dc:date>2010-10-25T20:26:26</dc:date>
    <dc:creator>jander nascimento</dc:creator>
    <meta:editing-duration>PT01H32M33S</meta:editing-duration>
    <meta:editing-cycles>5</meta:editing-cycles>
    <meta:generator>OpenOffice.org/3.2$Linux OpenOffice.org_project/320m12$Build-9483</meta:generator>
    <meta:document-statistic meta:table-count="3" meta:cell-count="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75cm" svg:height="13.637cm" xlink:href=".." chart:class="chart:line" chart:style-name="ch1">
        <chart:legend chart:legend-position="end" svg:x="14.607cm" svg:y="6.34cm" chart:style-name="ch2"/>
        <chart:plot-area chart:style-name="ch3" table:cell-range-address="Sheet1.B1:Sheet1.C101" chart:data-source-has-labels="row" svg:x="0.339cm" svg:y="0.272cm" svg:width="13.93cm" svg:height="12.82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greedy</text:p>
              </table:table-cell>
              <table:table-cell office:value-type="string">
                <text:p text:id="Sheet1.C1:Sheet1.C1">brute_for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 text:id="Sheet1.B2:Sheet1.B101">21</text:p>
              </table:table-cell>
              <table:table-cell office:value-type="float" office:value="21">
                <text:p text:id="Sheet1.C2:Sheet1.C101">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